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fo:font-size="16pt" style:font-size-asian="16pt"/>
    </style:style>
    <style:style style:name="P5" style:family="paragraph" style:parent-style-name="Text_20_body">
      <style:text-properties fo:font-size="16pt" style:font-size-asian="16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7" style:family="paragraph" style:parent-style-name="Heading_20_1">
      <style:text-properties fo:font-size="16pt" style:font-size-asian="16pt"/>
    </style:style>
    <style:style style:name="P8" style:family="paragraph" style:parent-style-name="Standard"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P9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fo:line-height="100%" fo:text-indent="10.298cm" style:auto-text-indent="false">
        <style:tab-stops>
          <style:tab-stop style:position="-6.251cm"/>
          <style:tab-stop style:position="10.253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2" style:family="paragraph" style:parent-style-name="Text_20_body" style:list-style-name="L1">
      <style:text-properties fo:font-size="16pt" style:font-size-asian="16pt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fo:font-size="12pt" style:font-size-asian="12pt"/>
    </style:style>
    <style:style style:name="P24" style:family="paragraph" style:parent-style-name="List_20_Paragraph" style:list-style-name="WWNum2">
      <style:paragraph-properties fo:text-align="justify" style:justify-single-word="false"/>
      <style:text-properties fo:font-size="12pt" style:font-size-asian="12pt"/>
    </style:style>
    <style:style style:name="P25" style:family="paragraph" style:parent-style-name="List_20_Paragraph" style:list-style-name="WWNum2">
      <style:paragraph-properties fo:text-align="justify" style:justify-single-word="false"/>
    </style:style>
    <style:style style:name="P26" style:family="paragraph" style:parent-style-name="Heading_20_2"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P27" style:family="paragraph" style:parent-style-name="Heading_20_2" style:list-style-name="">
      <style:paragraph-properties fo:keep-together="always"/>
    </style:style>
    <style:style style:name="P28" style:family="paragraph" style:parent-style-name="Heading_20_2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style:font-name="Times New Roman" fo:language="en" fo:country="US" style:font-name-asian="Calibri" style:font-name-complex="Times New Roman1"/>
    </style:style>
    <style:style style:name="T6" style:family="text">
      <style:text-properties style:font-name="Times New Roman" style:font-name-asian="Calibri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14">(Государственный Технический Университет)</text:p>
      <text:p text:style-name="P14"/>
      <text:p text:style-name="P14">Факультет прикладной математики и физики.</text:p>
      <text:p text:style-name="P14">Кафедра вычислительной математики и программирования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Лабораторная работа №9</text:p>
      <text:p text:style-name="P13">по курсу «Программирование графических процессоров»</text:p>
      <text:p text:style-name="P18">Численные методы в алгоритмах линейной алгебры.</text:p>
      <text:p text:style-name="P17"/>
      <text:p text:style-name="P19"><text:span text:style-name="T5">VII</text:span><text:span text:style-name="T6"> семестр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21">Студент<text:tab/> <text:s text:c="6"/>Баскаков О.А.</text:p>
      <text:p text:style-name="P21">Группа <text:tab/> <text:s text:c="6"/>08-406</text:p>
      <text:p text:style-name="P21">Преподаватель <text:s/>Семенов С.А.</text:p>
      <text:p text:style-name="P17"/>
      <text:p text:style-name="P17"/>
      <text:p text:style-name="P17"/>
      <text:p text:style-name="P17"/>
      <text:p text:style-name="P17"/>
      <text:p text:style-name="P17"/>
      <text:p text:style-name="P12">Москва, 2011.</text:p>
      <text:h text:style-name="P4" text:outline-level="1"><text:bookmark-start text:name="_Toc303163574"/>Постановка задачи<text:bookmark-end text:name="_Toc303163574"/></text:h>
      <text:p text:style-name="P2"><text:span text:style-name="T3">В рамках данной лабораторной работы требуется ознакомиться со средствами написания программ на языке </text:span><text:span text:style-name="T4">OpenCL</text:span><text:span text:style-name="T3">, написать и отладить примитивную программу-пример, содержащую базовые принципы программирования графических процессоров с использованием параллельных вычислений.</text:span></text:p>
      <text:p text:style-name="P6">К выполнению поставленной задачи предъявляются следующие требования:</text:p>
      <text:list xml:id="list755730300" text:style-name="WWNum1">
        <text:list-item>
          <text:p text:style-name="P23">Программа должна выполняться параллельно</text:p>
        </text:list-item>
        <text:list-item>
          <text:p text:style-name="P23">Программа должна распределять память</text:p>
        </text:list-item>
        <text:list-item>
          <text:p text:style-name="P23">Программа должна использовать векторные операции</text:p>
        </text:list-item>
      </text:list>
      <text:h text:style-name="P7" text:outline-level="1"><text:bookmark-start text:name="_Toc3031635741"/>В<text:bookmark-end text:name="_Toc3031635741"/>ариант задания:</text:h>
      <text:list xml:id="list71617293" text:style-name="L1">
        <text:list-item>
          <text:p text:style-name="P22">Построение LUP разложения матрицы;</text:p>
        </text:list-item>
        <text:list-item>
          <text:p text:style-name="P22">Решение СЛАУ с использованием LUP;</text:p>
        </text:list-item>
      </text:list>
      <text:h text:style-name="P7" text:outline-level="1"><text:bookmark-start text:name="_Toc303163575"/>Описание<text:bookmark-end text:name="_Toc303163575"/></text:h>
      <text:p text:style-name="P6">Для решения поставленной задачи программа:</text:p>
      <text:list xml:id="list55401539" text:style-name="WWNum2">
        <text:list-item>
          <text:p text:style-name="P24">Определяет наличие необходимого устройства (видеокарты);</text:p>
        </text:list-item>
        <text:list-item>
          <text:p text:style-name="P25"><text:span text:style-name="T3">Выделяет необходимое количество памяти;</text:span></text:p>
        </text:list-item>
        <text:list-item>
          <text:p text:style-name="P24">Определяет размерность блоков;</text:p>
        </text:list-item>
        <text:list-item>
          <text:p text:style-name="P24">Определяет число необходимых блоков;</text:p>
        </text:list-item>
        <text:list-item>
          <text:p text:style-name="P24">Запускает ядро, передавая ему число блоков и число нитей в каждом блоке;</text:p>
        </text:list-item>
        <text:list-item>
          <text:p text:style-name="P24">В рамках ядра производит необходимые вычисления параллельно;</text:p>
        </text:list-item>
        <text:list-item>
          <text:p text:style-name="P25"><text:span text:style-name="T3">Копирует результаты работы программы из памяти видеокарты;</text:span></text:p>
        </text:list-item>
        <text:list-item>
          <text:p text:style-name="P24">Высвобождает память видеокарты;</text:p>
        </text:list-item>
        <text:list-item>
          <text:p text:style-name="P24">Выводит на экран результаты работы программы; </text:p>
        </text:list-item>
      </text:list>
      <text:h text:style-name="P7" text:outline-level="1"/>
      <text:p text:style-name="P5"/>
      <text:h text:style-name="P3" text:outline-level="1">Код программы на языке <text:span text:style-name="T1">Python</text:span></text:h>
      <text:h text:style-name="Heading_20_2" text:outline-level="2">0. Host code:</text:h>
      <text:p text:style-name="P10">def LUP(A):</text:p>
      <text:p text:style-name="P10"><text:tab/>global ctx</text:p>
      <text:p text:style-name="P10"><text:tab/>global queue</text:p>
      <text:p text:style-name="P10"><text:tab/>global prg</text:p>
      <text:p text:style-name="P10"><text:tab/></text:p>
      <text:p text:style-name="P10"><text:tab/>ctx, queue = cl_init()</text:p>
      <text:p text:style-name="P10"><text:tab/>kernel_params = {"block_size": block_size}</text:p>
      <text:p text:style-name="P10"><text:tab/>prg = cl.Program(ctx, open("my_LUP.cl").read() % kernel_params, ).build()</text:p>
      <text:p text:style-name="P10"/>
      <text:p text:style-name="P10"><text:tab/>n = len(A)</text:p>
      <text:p text:style-name="P10"><text:tab/>m = len(A[0])</text:p>
      <text:p text:style-name="P10"><text:tab/># correct size</text:p>
      <text:p text:style-name="P10"><text:tab/>rem = m % block_size</text:p>
      <text:p text:style-name="P10"><text:tab/>if rem:</text:p>
      <text:p text:style-name="P10"><text:tab/><text:tab/>A = [row + [0.0]*(block_size - rem) for row in A]</text:p>
      <text:p text:style-name="P10"><text:tab/><text:tab/>m = len(A[0])</text:p>
      <text:p text:style-name="P10"><text:tab/></text:p>
      <text:p text:style-name="P10"><text:tab/>a_buf = np.array(A).astype(np.float32)</text:p>
      <text:p text:style-name="P10"><text:tab/>L_buf = np.empty_like(a_buf).astype(np.float32)</text:p>
      <text:p text:style-name="P10"></text:p>
      <text:p text:style-name="P10"><text:tab/>print("a_buf input")</text:p>
      <text:p text:style-name="P10"><text:tab/>print(a_buf)</text:p>
      <text:p text:style-name="P10"><text:tab/></text:p>
      <text:p text:style-name="P10"><text:tab/>mf = cl.mem_flags</text:p>
      <text:p text:style-name="P10"><text:tab/>d_a_buf = cl.Buffer(ctx, mf.READ_WRITE | mf.COPY_HOST_PTR, hostbuf=a_buf)</text:p>
      <text:p text:style-name="P10"><text:tab/>d_L_buf = cl.Buffer(ctx, mf.READ_WRITE | mf.COPY_HOST_PTR,</text:p>
      <text:p text:style-name="P10"><text:s text:c="27"/>size=L_buf.nbytes, hostbuf=L_buf)</text:p>
      <text:p text:style-name="P10"></text:p>
      <text:p text:style-name="P10"><text:tab/>p_act = []</text:p>
      <text:p text:style-name="P10"><text:tab/>for k in range(n-1):</text:p>
      <text:p text:style-name="P10"><text:tab/><text:tab/>s = max_col(d_a_buf, m, k)</text:p>
      <text:p text:style-name="P10"><text:tab/><text:tab/>if s != k:</text:p>
      <text:p text:style-name="P10"><text:tab/><text:tab/><text:tab/>p_act.append((s,k))</text:p>
      <text:p text:style-name="P10"><text:tab/><text:tab/><text:tab/>swap_row(d_a_buf, m, s, k)</text:p>
      <text:p text:style-name="P10"><text:tab/><text:tab/><text:tab/>swap_row(d_L_buf, m, s, k)</text:p>
      <text:p text:style-name="P10"><text:tab/><text:tab/><text:tab/>swap_col(d_L_buf, m, s, k)</text:p>
      <text:p text:style-name="P10"><text:tab/><text:tab/><text:tab/>print('swap', k, s)</text:p>
      <text:p text:style-name="P10"></text:p>
      <text:p text:style-name="P10"><text:tab/><text:tab/>print("one_step", k)</text:p>
      <text:p text:style-name="P10"><text:tab/><text:tab/>LU_one_step(d_a_buf, d_L_buf, a_buf.shape, n, k)</text:p>
      <text:p text:style-name="P10"><text:tab/><text:tab/></text:p>
      <text:p text:style-name="P10"><text:tab/><text:tab/>cl.enqueue_copy(queue, a_buf, d_a_buf)</text:p>
      <text:p text:style-name="P10"><text:tab/><text:tab/>cl.enqueue_copy(queue, L_buf, d_L_buf)</text:p>
      <text:p text:style-name="P10"></text:p>
      <text:p text:style-name="P10"><text:tab/># construct permute vector</text:p>
      <text:p text:style-name="P10"><text:tab/>p = list(range(n))</text:p>
      <text:p text:style-name="P10"><text:tab/>for (s,k) in p_act:</text:p>
      <text:p text:style-name="P10"><text:tab/><text:tab/>p[s],p[k] = p[k],p[s]</text:p>
      <text:p text:style-name="P10"/>
      <text:p text:style-name="P10"><text:tab/>cl.enqueue_copy(queue, a_buf, d_a_buf)</text:p>
      <text:p text:style-name="P10"><text:tab/>cl.enqueue_copy(queue, L_buf, d_L_buf)</text:p>
      <text:p text:style-name="P10"><text:tab/></text:p>
      <text:p text:style-name="P10"><text:tab/>print("a_buf")</text:p>
      <text:p text:style-name="P10"><text:tab/>print(a_buf)</text:p>
      <text:p text:style-name="P10"><text:tab/>print("L_buf")</text:p>
      <text:p text:style-name="P10"><text:tab/>print(L_buf)</text:p>
      <text:p text:style-name="P10"><text:tab/>print("p = " + str(p))</text:p>
      <text:p text:style-name="P10"></text:p>
      <text:p text:style-name="P10"><text:tab/>if rem:</text:p>
      <text:p text:style-name="P10"><text:tab/><text:tab/>m -= block_size - rem</text:p>
      <text:p text:style-name="P10"><text:tab/></text:p>
      <text:p text:style-name="P10"><text:tab/>res = [[ round(a+l, 5) for (a,l) in zip(row_a[:m], row_l[:m])]</text:p>
      <text:p text:style-name="P10"><text:tab/> <text:s text:c="13"/>for (row_a, row_l) in zip(a_buf, L_buf)]</text:p>
      <text:p text:style-name="P10"/>
      <text:p text:style-name="P10"><text:tab/>return res</text:p>
      <text:h text:style-name="Heading_20_2" text:outline-level="2"><text:soft-page-break/>1. Эталонный код прототипа на Python3:</text:h>
      <text:p text:style-name="P10"><text:tab/>def build_LU(self):</text:p>
      <text:p text:style-name="P10"><text:tab/><text:tab/>n = self.n</text:p>
      <text:p text:style-name="P10"><text:tab/><text:tab/>A = Matrix()</text:p>
      <text:p text:style-name="P10"><text:tab/><text:tab/>A.M = deepcopy(self.M)</text:p>
      <text:p text:style-name="P10"><text:tab/><text:tab/>A.n = self.n</text:p>
      <text:p text:style-name="P10"><text:tab/><text:tab/>A.m = self.m</text:p>
      <text:p text:style-name="P10"><text:tab/><text:tab/>self.p = [x for x in range(n)]</text:p>
      <text:p text:style-name="P10"><text:tab/><text:tab/>self.p_count = 0</text:p>
      <text:p text:style-name="P10"><text:tab/><text:tab/></text:p>
      <text:p text:style-name="P10"><text:tab/><text:tab/>U = Matrix("", n, n)</text:p>
      <text:p text:style-name="P10"><text:tab/><text:tab/>L = Matrix("", n, n)</text:p>
      <text:p text:style-name="P10"><text:tab/><text:tab/></text:p>
      <text:p text:style-name="P10"><text:tab/><text:tab/>for k in range(n-1):</text:p>
      <text:p text:style-name="P10"><text:tab/><text:tab/><text:tab/># Find max</text:p>
      <text:p text:style-name="P10"><text:tab/><text:tab/><text:tab/>s = k</text:p>
      <text:p text:style-name="P10"><text:tab/><text:tab/><text:tab/>for j in range(k+1, n):</text:p>
      <text:p text:style-name="P10"><text:tab/><text:tab/><text:tab/><text:tab/>if (abs(A[s][k])&lt; abs(A[j][k])) : s = j</text:p>
      <text:p text:style-name="P10"><text:tab/><text:tab/><text:tab/>A.swap_rows(k, s)</text:p>
      <text:p text:style-name="P10"><text:tab/><text:tab/><text:tab/>L.swap_rows(k, s)</text:p>
      <text:p text:style-name="P10"><text:tab/><text:tab/><text:tab/>L.swap_cols(k, s)</text:p>
      <text:p text:style-name="P10"><text:tab/><text:tab/><text:tab/></text:p>
      <text:p text:style-name="P10"><text:tab/><text:tab/><text:tab/># construct vector p</text:p>
      <text:p text:style-name="P10"><text:tab/><text:tab/><text:tab/>z = self.p[k] <text:s text:c="2"/>#equal k</text:p>
      <text:p text:style-name="P10"><text:tab/><text:tab/><text:tab/>self.p[k] = self.p[s]</text:p>
      <text:p text:style-name="P10"><text:tab/><text:tab/><text:tab/>self.p[s] = z</text:p>
      <text:p text:style-name="P10"><text:tab/><text:tab/><text:tab/>if (k!=s): self.p_count += 1</text:p>
      <text:p text:style-name="P10"><text:tab/><text:tab/><text:tab/></text:p>
      <text:p text:style-name="P10"><text:tab/><text:tab/><text:tab/>for i in range(k+1, n): #col number</text:p>
      <text:p text:style-name="P10"><text:tab/><text:tab/><text:tab/><text:tab/>koef = A[i][k]/A[k][k]</text:p>
      <text:p text:style-name="P10"><text:tab/><text:tab/><text:tab/><text:tab/>A.M[i] = [(xx-xo*koef) for (xx,xo) in zip(A.M[i],A.M[k])]</text:p>
      <text:p text:style-name="P10"><text:tab/><text:tab/><text:tab/><text:tab/>L[i][k] = koef</text:p>
      <text:p text:style-name="P10"><text:tab/><text:tab/>self.L = L</text:p>
      <text:p text:style-name="P10"><text:tab/><text:tab/>self.U = A</text:p>
      <text:h text:style-name="Heading_20_2" text:outline-level="2">2. Решатель СЛАУ:</text:h>
      <text:p text:style-name="P10">def shift_b(self, b):</text:p>
      <text:p text:style-name="P10"><text:tab/>v = [0]*self.n</text:p>
      <text:p text:style-name="P10"><text:tab/>for i in range(self.n):</text:p>
      <text:p text:style-name="P10"><text:tab/><text:tab/>v[i] = b[self.p[i]]</text:p>
      <text:p text:style-name="P10"><text:tab/>return v</text:p>
      <text:p text:style-name="P10"/>
      <text:p text:style-name="P10">def solve(self,b):</text:p>
      <text:p text:style-name="P10"><text:tab/>n = len(b)</text:p>
      <text:p text:style-name="P10"><text:tab/>z = [0]*n</text:p>
      <text:p text:style-name="P10"><text:tab/>for i in range(1,n):</text:p>
      <text:p text:style-name="P10"><text:tab/><text:tab/>z[i] = b[i]</text:p>
      <text:p text:style-name="P10"><text:tab/><text:tab/>for j in range(i):</text:p>
      <text:p text:style-name="P10"><text:tab/><text:tab/><text:tab/>z[i] -= self.L[i][j]*z[j]</text:p>
      <text:p text:style-name="P10"><text:tab/>x = [0]*n</text:p>
      <text:p text:style-name="P10"><text:tab/>i = n-1</text:p>
      <text:p text:style-name="P10"><text:tab/>for i in range(n-1,-1,-1):</text:p>
      <text:p text:style-name="P10"><text:tab/><text:tab/>x[i] = z[i]</text:p>
      <text:p text:style-name="P10"><text:tab/><text:tab/>for j in range(i+1,n):</text:p>
      <text:p text:style-name="P10"><text:tab/><text:tab/><text:tab/>x[i] -= self.U[i][j]*x[j]</text:p>
      <text:p text:style-name="P10"><text:tab/><text:tab/>x[i] /= self.U[i][i]</text:p>
      <text:p text:style-name="P10"><text:tab/>return x</text:p>
      <text:p text:style-name="P10"/>
      <text:h text:style-name="P27" text:outline-level="2"/>
      <text:h text:style-name="P28" text:outline-level="2">3. OpenCL kernels:</text:h>
      <text:p text:style-name="P10">__kernel void</text:p>
      <text:p text:style-name="P10">one_step(__global float* A,</text:p>
      <text:p text:style-name="P10"><text:s text:c="9"/>__global float* L,</text:p>
      <text:p text:style-name="P10"><text:s text:c="9"/>int n, int k)</text:p>
      <text:p text:style-name="P10">{</text:p>
      <text:p text:style-name="P10"><text:tab/>int i = get_global_id(1) + k+1;</text:p>
      <text:p text:style-name="P10"><text:tab/>int j = get_global_id(0) + k;</text:p>
      <text:p text:style-name="P10"><text:tab/>// exit 2d condition like for(;;)</text:p>
      <text:p text:style-name="P10"><text:tab/>if (j &gt;= n || i &gt;= n) return;</text:p>
      <text:p text:style-name="P10"/>
      <text:p text:style-name="P10"><text:tab/>float koef = A[n*i + k] / A[n*k + k];</text:p>
      <text:p text:style-name="P10"></text:p>
      <text:p text:style-name="P10"><text:tab/>L[n*i + k] = koef;</text:p>
      <text:p text:style-name="P10"><text:tab/>A[i*n + j] = A[i*n + j] - koef * A[n*k + j];</text:p>
      <text:p text:style-name="P10">}</text:p>
      <text:p text:style-name="P10"/>
      <text:p text:style-name="P10">__kernel void</text:p>
      <text:p text:style-name="P10">max_col(__global float* A,</text:p>
      <text:p text:style-name="P10"><text:tab/>__global float* B,</text:p>
      <text:p text:style-name="P10"><text:tab/>int m, int col, int row)</text:p>
      <text:p text:style-name="P10">{</text:p>
      <text:p text:style-name="P10"><text:tab/>__local float a_local[BLOCK_SIZE];</text:p>
      <text:p text:style-name="P10"><text:tab/>const int k = BLOCK_SIZE;</text:p>
      <text:p text:style-name="P10"></text:p>
      <text:p text:style-name="P10"><text:tab/>int i_g = get_global_id(0);</text:p>
      <text:p text:style-name="P10"><text:tab/>int i_l = get_local_id(0);</text:p>
      <text:p text:style-name="P10"><text:tab/>if (i_g &gt;= m - row)<text:tab/>return;</text:p>
      <text:p text:style-name="P10"></text:p>
      <text:p text:style-name="P10"><text:tab/>B[i_g + 0] = fabs(A[m*(i_g+row+0) + col]);</text:p>
      <text:p text:style-name="P10"><text:tab/>B[i_g + 1] = fabs(A[m*(i_g+row+1) + col]);</text:p>
      <text:p text:style-name="P10"><text:tab/>B[i_g + 2] = fabs(A[m*(i_g+row+2) + col]);</text:p>
      <text:p text:style-name="P10"><text:tab/>B[i_g + 3] = fabs(A[m*(i_g+row+3) + col]);</text:p>
      <text:p text:style-name="P10"><text:tab/>barrier(CLK_GLOBAL_MEM_FENCE);</text:p>
      <text:p text:style-name="P10"><text:tab/></text:p>
      <text:p text:style-name="P10"><text:tab/>while (m &gt; 0 &amp;&amp; i_g &lt; m - row) {</text:p>
      <text:p text:style-name="P10"><text:tab/><text:tab/>a_local[i_l] = max(max(B[i_g/4+0],B[i_g/4+1]), max(B[i_g/4+2], B[i_g/4+3]));</text:p>
      <text:p text:style-name="P10"><text:tab/><text:tab/>barrier(CLK_LOCAL_MEM_FENCE);</text:p>
      <text:p text:style-name="P10"><text:tab/><text:tab/>B[i_g] = a_local[i_l];</text:p>
      <text:p text:style-name="P10"><text:tab/><text:tab/>barrier(CLK_GLOBAL_MEM_FENCE);</text:p>
      <text:p text:style-name="P10"><text:tab/><text:tab/>m /= k;</text:p>
      <text:p text:style-name="P10"><text:tab/>}</text:p>
      <text:p text:style-name="P10">}</text:p>
      <text:p text:style-name="P10"></text:p>
      <text:p text:style-name="P10">__kernel void</text:p>
      <text:p text:style-name="P10">index_col(__global float* A,</text:p>
      <text:p text:style-name="P10"><text:s text:c="10"/>__global float* B,</text:p>
      <text:p text:style-name="P10"><text:s text:c="10"/>__global int* RES,</text:p>
      <text:p text:style-name="P10"><text:s text:c="9"/>int m, int i, int row)</text:p>
      <text:p text:style-name="P10">{</text:p>
      <text:p text:style-name="P10"><text:tab/>float val = B[0];</text:p>
      <text:p text:style-name="P10"><text:tab/>int j = get_global_id(0) + row;</text:p>
      <text:p text:style-name="P10"><text:tab/>if (j &gt;= m) return;</text:p>
      <text:p text:style-name="P10"><text:tab/></text:p>
      <text:p text:style-name="P10"><text:tab/>if (fabs(A[m*j + i]) == val)</text:p>
      <text:p text:style-name="P10"><text:tab/><text:tab/>RES[0] = j;</text:p>
      <text:p text:style-name="P10">}</text:p>
      <text:p text:style-name="P10"/>
      <text:p text:style-name="P10">__kernel void</text:p>
      <text:p text:style-name="P10">swap_row(__global float* A,</text:p>
      <text:p text:style-name="P10"><text:s text:c="9"/>int n, int i1, int i2)</text:p>
      <text:p text:style-name="P10">{</text:p>
      <text:p text:style-name="P10"><text:tab/>int j = get_global_id(0);</text:p>
      <text:p text:style-name="P10"><text:tab/>if (j &gt;= n) return;</text:p>
      <text:p text:style-name="P10"><text:tab/>float z1 = A[n*i1 + j];</text:p>
      <text:p text:style-name="P10"><text:tab/>float z2 = A[n*i2 + j];</text:p>
      <text:p text:style-name="P10"><text:tab/>A[n*i2 + j] = z1;</text:p>
      <text:p text:style-name="P10"><text:tab/>A[n*i1 + j] = z2;</text:p>
      <text:p text:style-name="P10">}</text:p>
      <text:p text:style-name="P10"><text:soft-page-break/>__kernel void</text:p>
      <text:p text:style-name="P10">swap_col(__global float* A,</text:p>
      <text:p text:style-name="P10"><text:s text:c="9"/>int n, int j1, int j2)</text:p>
      <text:p text:style-name="P10">{</text:p>
      <text:p text:style-name="P10"><text:tab/>int i = get_global_id(0);</text:p>
      <text:p text:style-name="P10"><text:tab/>if (i &gt;= n) return;</text:p>
      <text:p text:style-name="P10"><text:tab/></text:p>
      <text:p text:style-name="P10"><text:tab/>float z1 = A[n*i + j1];</text:p>
      <text:p text:style-name="P10"><text:tab/>float z2 = A[n*i + j2];</text:p>
      <text:p text:style-name="P10"><text:tab/>A[n*i + j2] = z1;</text:p>
      <text:p text:style-name="P10"><text:tab/>A[n*i + j1] = z2;</text:p>
      <text:p text:style-name="P10">}</text:p>
      <text:h text:style-name="Heading_20_1" text:outline-level="1">Протокол</text:h>
      <text:h text:style-name="P26" text:outline-level="2">oleg@spetz:~/CL/lab4$ python lab_LUP.py </text:h>
      <text:p text:style-name="Standard"><text:span text:style-name="T2">a_buf input</text:span></text:p>
      <text:p text:style-name="Standard"><text:span text:style-name="T2">[[ 2. <text:s/>7. -8. <text:s/>6.]</text:span></text:p>
      <text:p text:style-name="Standard"><text:span text:style-name="T2"><text:s/>[ 4. <text:s/>4. <text:s/>0. -7.]</text:span></text:p>
      <text:p text:style-name="Standard"><text:span text:style-name="T2"><text:s/>[-1. -3. <text:s/>6. <text:s/>3.]</text:span></text:p>
      <text:p text:style-name="Standard"><text:span text:style-name="T2"><text:s/>[ 9. -7. -2. -8.]]</text:span></text:p>
      <text:p text:style-name="Standard"><text:span text:style-name="T2">(4, 4)</text:span></text:p>
      <text:p text:style-name="Standard"><text:span text:style-name="T2">a_buf</text:span></text:p>
      <text:p text:style-name="Standard"><text:span text:style-name="T2">[[ <text:s/>9.00000000e+00 <text:s/>-7.00000000e+00 <text:s/>-2.00000000e+00 <text:s/>-8.00000000e+00]</text:span></text:p>
      <text:p text:style-name="Standard"><text:span text:style-name="T2"><text:s/>[ <text:s/>0.00000000e+00 <text:s text:c="2"/>8.55555534e+00 <text:s/>-7.55555534e+00 <text:s text:c="2"/>7.77777767e+00]</text:span></text:p>
      <text:p text:style-name="Standard"><text:span text:style-name="T2"><text:s/>[ <text:s/>0.00000000e+00 <text:s/>-4.76837158e-07 <text:s text:c="2"/>7.16883135e+00 <text:s/>-9.90909100e+00]</text:span></text:p>
      <text:p text:style-name="Standard"><text:span text:style-name="T2"><text:s/>[ <text:s/>0.00000000e+00 <text:s text:c="2"/>0.00000000e+00 <text:s text:c="2"/>0.00000000e+00 <text:s text:c="2"/>8.92028999e+00]]</text:span></text:p>
      <text:p text:style-name="Standard"><text:span text:style-name="T2">L_buf</text:span></text:p>
      <text:p text:style-name="Standard"><text:span text:style-name="T2">[[ <text:s/>0.00000000e+00 <text:s text:c="2"/>8.98127835e-38 <text:s text:c="2"/>0.00000000e+00 <text:s text:c="2"/>8.99919703e-38]</text:span></text:p>
      <text:p text:style-name="Standard"><text:span text:style-name="T2"><text:s/>[ <text:s/>2.22222224e-01 <text:s text:c="2"/>1.27442246e-23 <text:s text:c="2"/>4.55982520e-41 <text:s text:c="2"/>7.88566474e-38]</text:span></text:p>
      <text:p text:style-name="Standard"><text:span text:style-name="T2"><text:s/>[ <text:s/>4.44444448e-01 <text:s text:c="2"/>8.31168890e-01 <text:s text:c="2"/>0.00000000e+00 <text:s text:c="2"/>1.20928694e-38]</text:span></text:p>
      <text:p text:style-name="Standard"><text:span text:style-name="T2"><text:s/>[ -1.11111112e-01 <text:s/>-4.41558450e-01 <text:s text:c="2"/>3.40579689e-01 <text:s text:c="2"/>4.62428493e-44]]</text:span></text:p>
      <text:p text:style-name="Standard"><text:span text:style-name="T2">p = [3, 0, 1, 2]</text:span></text:p>
      <text:p text:style-name="Standard"><text:span text:style-name="T2">result:</text:span></text:p>
      <text:p text:style-name="Standard"><text:span text:style-name="T2">[[9.0, <text:s text:c="3"/>-7.0, <text:s/>-2.0, <text:s/>-8.0],</text:span></text:p>
      <text:p text:style-name="Standard"><text:span text:style-name="T2"><text:s/>[0.22, <text:s text:c="2"/>8.56, -7.56, <text:s/>7.78],</text:span></text:p>
      <text:p text:style-name="Standard"><text:span text:style-name="T2"><text:s/>[0.44, <text:s text:c="2"/>0.83, <text:s/>7.17, -9.91],</text:span></text:p>
      <text:p text:style-name="Standard"><text:span text:style-name="T2"><text:s/>[-0.11, -0.44, <text:s/>0.34, <text:s/>8.92]]</text:span></text:p>
      <text:h text:style-name="P26" text:outline-level="2">oleg@spetz:~/CL/lab2$ python lab2_2.py </text:h>
      <text:p text:style-name="P8">oleg@spetz:~/CL/lab4$ python3 1.1_LUP.py </text:p>
      <text:p text:style-name="P8">Input matrix:</text:p>
      <text:p text:style-name="P8">Matrix 4x4 :</text:p>
      <text:p text:style-name="P8"><text:tab/>1.00 <text:tab/>2.00 <text:tab/>3.00 <text:tab/>4.00 </text:p>
      <text:p text:style-name="P8"><text:tab/>3.00 <text:tab/>4.00 <text:tab/>3.00 <text:tab/>4.00 </text:p>
      <text:p text:style-name="P8"><text:tab/>5.00 <text:tab/>6.00 <text:tab/>8.00 <text:tab/>9.00 </text:p>
      <text:p text:style-name="P8"><text:tab/>5.00 <text:tab/>6.00 <text:tab/>3.00 <text:tab/>7.00 </text:p>
      <text:p text:style-name="P8">-----</text:p>
      <text:p text:style-name="P8">[2, 0, 3, 1]</text:p>
      <text:p text:style-name="P8">U:</text:p>
      <text:p text:style-name="P8">Matrix 4x4 :</text:p>
      <text:p text:style-name="P8"><text:tab/>5.00 <text:tab/>6.00 <text:tab/>8.00 <text:tab/>9.00 </text:p>
      <text:p text:style-name="P8"><text:tab/>0.00 <text:tab/>0.80 <text:tab/>1.40 <text:tab/>2.20 </text:p>
      <text:p text:style-name="P8"><text:tab/>0.00 <text:tab/>0.00 <text:tab/>-5.00 <text:tab/>-2.00 </text:p>
      <text:p text:style-name="P8"><text:tab/>0.00 <text:tab/>0.00 <text:tab/>0.00 <text:tab/>-1.50 </text:p>
      <text:p text:style-name="P8">-----</text:p>
      <text:p text:style-name="P8">L:</text:p>
      <text:p text:style-name="P8">Matrix 4x4 :</text:p>
      <text:p text:style-name="P8"><text:tab/>1.00 <text:tab/>0.00 <text:tab/>0.00 <text:tab/>0.00 </text:p>
      <text:p text:style-name="P8"><text:tab/>0.20 <text:tab/>1.00 <text:tab/>0.00 <text:tab/>0.00 </text:p>
      <text:p text:style-name="P8"><text:tab/>1.00 <text:tab/>0.00 <text:tab/>1.00 <text:tab/>0.00 </text:p>
      <text:p text:style-name="P8"><text:tab/>0.60 <text:tab/>0.50 <text:tab/>0.50 <text:tab/>1.00 </text:p>
      <text:p text:style-name="P8">-----</text:p>
      <text:p text:style-name="P8">L*U:</text:p>
      <text:p text:style-name="P8">Matrix 4x4 :</text:p>
      <text:p text:style-name="P8"><text:tab/>5.00 <text:tab/>6.00 <text:tab/>8.00 <text:tab/>9.00 </text:p>
      <text:p text:style-name="P8"><text:tab/>1.00 <text:tab/>2.00 <text:tab/>3.00 <text:tab/>4.00 </text:p>
      <text:p text:style-name="P8"><text:tab/>5.00 <text:tab/>6.00 <text:tab/>3.00 <text:tab/>7.00 </text:p>
      <text:p text:style-name="P8"><text:tab/>3.00 <text:tab/>4.00 <text:tab/>3.00 <text:tab/>4.00</text:p>
      <text:h text:style-name="P26" text:outline-level="2"><text:soft-page-break/>oleg@spetz:~/CL/lab4$ python lab_LUP.py </text:h>
      <text:p text:style-name="P8">p = [3, 0, 1, 2]</text:p>
      <text:p text:style-name="P8">result:</text:p>
      <text:p text:style-name="P8">[[9.0, -7.0, -2.0, -8.0],</text:p>
      <text:p text:style-name="P8"><text:s/>[0.22, 8.56, -7.56, 7.78],</text:p>
      <text:p text:style-name="P8"><text:s/>[0.44, 0.83, 7.17, -9.91],</text:p>
      <text:p text:style-name="P8"><text:s/>[-0.11, -0.44, 0.34, 8.92]]</text:p>
      <text:h text:style-name="P26" text:outline-level="2">oleg@spetz:~/CL/lab4$ python3 1.1_LUP.py </text:h>
      <text:p text:style-name="P8">Input Matrix 4x4 :</text:p>
      <text:p text:style-name="P8"><text:tab/>2.00 <text:tab/>7.00 <text:tab/>-8.00 <text:tab/>6.00 </text:p>
      <text:p text:style-name="P8"><text:tab/>4.00 <text:tab/>4.00 <text:tab/>0.00 <text:tab/>-7.00 </text:p>
      <text:p text:style-name="P8"><text:tab/>-1.00 <text:tab/>-3.00 <text:tab/>6.00 <text:tab/>3.00 </text:p>
      <text:p text:style-name="P8"><text:tab/>9.00 <text:tab/>-7.00 <text:tab/>-2.00 <text:tab/>-8.00 </text:p>
      <text:p text:style-name="P8">-----</text:p>
      <text:p text:style-name="P8">[3, 0, 1, 2]</text:p>
      <text:p text:style-name="P8">U:</text:p>
      <text:p text:style-name="P8">Matrix 4x4 :</text:p>
      <text:p text:style-name="P8"><text:tab/>9.00 <text:tab/>-7.00 <text:tab/>-2.00 <text:tab/>-8.00 </text:p>
      <text:p text:style-name="P8"><text:tab/>0.00 <text:tab/>8.56 <text:tab/>-7.56 <text:tab/>7.78 </text:p>
      <text:p text:style-name="P8"><text:tab/>0.00 <text:tab/>0.00 <text:tab/>7.17 <text:tab/>-9.91 </text:p>
      <text:p text:style-name="P8"><text:tab/>0.00 <text:tab/>0.00 <text:tab/>0.00 <text:tab/>8.92 </text:p>
      <text:p text:style-name="P8">L:</text:p>
      <text:p text:style-name="P8">Matrix 4x4 :</text:p>
      <text:p text:style-name="P8"><text:tab/>1.00 <text:tab/>0.00 <text:tab/>0.00 <text:tab/>0.00 </text:p>
      <text:p text:style-name="P8"><text:tab/>0.22 <text:tab/>1.00 <text:tab/>0.00 <text:tab/>0.00 </text:p>
      <text:p text:style-name="P8"><text:tab/>0.44 <text:tab/>0.83 <text:tab/>1.00 <text:tab/>0.00 </text:p>
      <text:p text:style-name="P8"><text:tab/>-0.11 <text:tab/>-0.44 <text:tab/>0.34 <text:tab/>1.00</text:p>
      <text:h text:style-name="P26" text:outline-level="2">Проверим решатель СЛАУ: </text:h>
      <text:p text:style-name="P8">Vector b:</text:p>
      <text:p text:style-name="P8">[-39.0, 41.0, 4.0, 113.0]</text:p>
      <text:p text:style-name="P8">Solve:</text:p>
      <text:p text:style-name="P8">x = <text:s/>[8.0, -3.0, 2.0, -3.0]</text:p>
      <text:p text:style-name="P8">Check A*x = b:</text:p>
      <text:p text:style-name="P8">-39.00 <text:s/>41.00<text:tab/> <text:s/>4.00 <text:s/>113.00 </text:p>
      <text:p text:style-name="P8">Determinant: -4924.00</text:p>
      <text:p text:style-name="P8">A^-1:</text:p>
      <text:p text:style-name="P8">Matrix 4x4 :</text:p>
      <text:p text:style-name="P8"><text:tab/>0.10 <text:tab/>0.07 <text:tab/>0.16 <text:tab/>0.07 </text:p>
      <text:p text:style-name="P8"><text:tab/>0.04 <text:tab/>0.11 <text:tab/>0.03 <text:tab/>-0.05 </text:p>
      <text:p text:style-name="P8"><text:tab/>-0.00 <text:tab/>0.09 <text:tab/>0.15 <text:tab/>-0.02 </text:p>
      <text:p text:style-name="P8"><text:tab/>0.08 <text:tab/>-0.04 <text:tab/>0.11 <text:tab/>0.01 </text:p>
      <text:p text:style-name="P8">A*A^-1:</text:p>
      <text:p text:style-name="P8">Matrix 4x4 :</text:p>
      <text:p text:style-name="P8"><text:tab/>1.00 <text:tab/>-0.00 <text:tab/>0.00 <text:tab/>0.00 </text:p>
      <text:p text:style-name="P8"><text:tab/>0.00 <text:tab/>1.00 <text:tab/>0.00 <text:tab/>0.00 </text:p>
      <text:p text:style-name="P8"><text:tab/>0.00 <text:tab/>0.00 <text:tab/>1.00 <text:tab/>0.00 </text:p>
      <text:p text:style-name="P8"><text:tab/>-0.00 <text:tab/>0.00 <text:tab/>0.00 <text:tab/>1.00 </text:p>
      <text:h text:style-name="Heading_20_1" text:outline-level="1">Вывод</text:h>
      <text:p text:style-name="P1">Алгоритм <text:span text:style-name="T1">LU</text:span> разложения позволяет эффективно находить решения СЛАУ, а также вычислять обратную матрицу и детерминант. Алгоритм особенно полезен в случае, когда <text:s/>необходимо найти решение нескольких СЛАУ с одинаковыми коэффициентами, и различными свободными членами. LUP-разложение используется для вычисления обратной матрицы по компактной схеме, решая СЛАУ. По сравнению с алгоритмом LU-разложения алгоритм LUP-разложения может обрабатывать любые невырожденные матрицы и при этом обладает более высокой численной устойчивостью.</text:p>
      <text:p text:style-name="P1">В процессе решения была выявлена сложность реализации reduce для поиска maximum в векторе с использованием GPU. А также невозможность распараллеливания (ускорение незначительно) прямого и обратного хода метода Гаусса по готовому LU разложению.</text:p>
      <text:p text:style-name="P1">Замечание: реализация операции reduce требует глобальной синхронизации потоков. Для устранения коллизий на больших объемах данных(больше кол-ва вычислителей) желательно использовать 2 буфера глобальной памя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22T15:07:29</dc:date>
    <dc:creator>Oleg Baskakov</dc:creator>
    <meta:editing-duration>PT3H21M27S</meta:editing-duration>
    <meta:editing-cycles>24</meta:editing-cycles>
    <meta:generator>LibreOffice/3.4$Unix LibreOffice_project/340m1$Build-402</meta:generator>
    <meta:document-statistic meta:table-count="0" meta:image-count="0" meta:object-count="0" meta:page-count="7" meta:paragraph-count="334" meta:word-count="1306" meta:character-count="9264" meta:non-whitespace-character-count="7354"/>
  </office:meta>
</office:document-meta>
</file>